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>
      <style:table-properties style:width="1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Body.A" style:family="table-column">
      <style:table-column-properties style:column-width="3.658cm" style:rel-column-width="13318*"/>
    </style:style>
    <style:style style:name="Body.B" style:family="table-column">
      <style:table-column-properties style:column-width="8.341cm" style:rel-column-width="30368*"/>
    </style:style>
    <style:style style:name="Body.C" style:family="table-column">
      <style:table-column-properties style:column-width="6.001cm" style:rel-column-width="21849*"/>
    </style:style>
    <style:style style:name="Body.A1" style:family="table-cell">
      <style:table-cell-properties style:vertical-align="middle" fo:padding="0.097cm" fo:border-left="none" fo:border-right="none" fo:border-top="none" fo:border-bottom="0.05pt solid #000000"/>
    </style:style>
    <style:style style:name="Body.A2" style:family="table-cell">
      <style:table-cell-properties style:vertical-align="middle" fo:padding="0cm" fo:border="none"/>
    </style:style>
    <style:style style:name="Body.A3" style:family="table-cell">
      <style:table-cell-properties style:vertical-align="middle" fo:padding="0.097cm" fo:border-left="none" fo:border-right="none" fo:border-top="0.05pt solid #000000" fo:border-bottom="none"/>
    </style:style>
    <style:style style:name="Body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9" style:family="table-row">
      <style:table-row-properties fo:background-color="transparent" fo:keep-together="auto">
        <style:background-image/>
      </style:table-row-properties>
    </style:style>
    <style:style style:name="Body.B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text-properties style:font-name="Liberation Sans1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001cm"/>
          <style:tab-stop style:position="12cm"/>
        </style:tab-stops>
      </style:paragraph-properties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>
        <style:tab-stops>
          <style:tab-stop style:position="0.499cm"/>
          <style:tab-stop style:position="6.001cm"/>
          <style:tab-stop style:position="12cm"/>
          <style:tab-stop style:position="17.5cm"/>
        </style:tab-stops>
      </style:paragraph-properties>
      <style:text-properties style:font-name="Liberation Sans1" fo:font-size="9pt" style:font-size-asian="9pt" style:font-size-complex="9pt"/>
    </style:style>
    <style:style style:name="P6" style:family="paragraph" style:parent-style-name="Table_20_Contents">
      <style:paragraph-properties>
        <style:tab-stops>
          <style:tab-stop style:position="0.499cm"/>
          <style:tab-stop style:position="6.001cm"/>
          <style:tab-stop style:position="12cm"/>
          <style:tab-stop style:position="17.9cm"/>
        </style:tab-stops>
      </style:paragraph-properties>
      <style:text-properties style:font-name="Liberation Sans1" fo:font-size="9pt" officeooo:paragraph-rsid="000b25fd" style:font-size-asian="9pt" style:font-size-complex="9pt"/>
    </style:style>
    <style:style style:name="P7" style:family="paragraph" style:parent-style-name="Standard">
      <style:text-properties style:font-name="Liberation Sans1" style:text-underline-style="none"/>
    </style:style>
    <style:style style:name="P8" style:family="paragraph" style:parent-style-name="Table_20_Heading">
      <style:paragraph-properties fo:text-align="start" style:justify-single-word="false"/>
      <style:text-properties style:font-name="Liberation Sans1"/>
    </style:style>
    <style:style style:name="P9" style:family="paragraph" style:parent-style-name="Table_20_Heading">
      <style:paragraph-properties fo:text-align="start" style:justify-single-word="false"/>
      <style:text-properties style:font-name="Liberation Sans1" fo:font-size="10pt" style:font-size-asian="8.75pt" style:font-size-complex="10pt"/>
    </style:style>
    <style:style style:name="P10" style:family="paragraph" style:parent-style-name="Table_20_Heading">
      <style:paragraph-properties fo:text-align="end" style:justify-single-word="false"/>
      <style:text-properties style:font-name="Liberation Sans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Table_20_Heading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style:font-name="Liberation Sans1" fo:font-size="10pt" fo:font-weight="bold" style:font-size-asian="8.75pt" style:font-weight-asian="bold" style:font-size-complex="10pt" style:font-weight-complex="bold"/>
    </style:style>
    <style:style style:name="P15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fo:font-weight="normal" officeooo:paragraph-rsid="0014f6f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paragraph-properties fo:break-before="page"/>
      <style:text-properties style:font-name="Liberation Sans1" style:text-underline-style="none" fo:font-weight="bold" style:font-weight-asian="bold" style:font-weight-complex="bold"/>
    </style:style>
    <style:style style:name="P17" style:family="paragraph" style:parent-style-name="Table_20_Heading">
      <style:paragraph-properties fo:margin-left="-0.097cm" fo:margin-right="-0.018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P19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Table_20_Heading"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Liberation Sans1" fo:font-size="9pt" fo:language="zxx" fo:country="none" fo:font-weight="normal" officeooo:paragraph-rsid="0016c37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1" style:family="paragraph" style:parent-style-name="Table_20_Heading">
      <style:paragraph-properties fo:text-align="start" style:justify-single-word="false"/>
      <style:text-properties style:font-name="Liberation Sans1" fo:font-size="10pt" fo:language="zxx" fo:country="none" fo:font-weight="bold" officeooo:paragraph-rsid="0014f6f5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Heading">
      <style:paragraph-properties fo:text-align="start" style:justify-single-word="false"/>
      <style:text-properties style:font-name="Liberation Sans1" fo:font-size="10pt" fo:font-weight="bold" style:font-size-asian="8.75pt" style:font-weight-asian="bold" style:font-size-complex="10pt" style:font-weight-complex="bold"/>
    </style:style>
    <style:style style:name="P23" style:family="paragraph" style:parent-style-name="Standard" style:master-page-name="First_20_Page">
      <style:paragraph-properties style:page-number="auto"/>
      <style:text-properties style:font-name="Liberation Sans1" style:text-underline-style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entry in records"&gt;</text:placeholder></text:p>
      <text:p text:style-name="P16">Requested for: <text:placeholder text:placeholder-type="text">&lt;entry.party&gt;</text:placeholder></text:p>
      <text:p text:style-name="P7"/>
      <table:table table:name="Body" table:style-name="Body">
        <table:table-column table:style-name="Body.A"/>
        <table:table-column table:style-name="Body.B"/>
        <table:table-column table:style-name="Body.C"/>
        <table:table-header-rows>
          <table:table-row>
            <table:table-cell table:style-name="Body.A1" table:number-columns-spanned="3" office:value-type="string">
              <text:p text:style-name="P8">Tests and methods</text:p>
            </table:table-cell>
            <table:covered-table-cell/>
            <table:covered-table-cell/>
          </table:table-row>
        </table:table-header-rows>
        <table:table-row>
          <table:table-cell table:style-name="Body.A2" table:number-columns-spanned="3" office:value-type="string">
            <text:p text:style-name="P11"><text:placeholder text:placeholder-type="text">&lt;for each="sample in entry.samples"&gt;</text:placeholder></text:p>
          </table:table-cell>
          <table:covered-table-cell/>
          <table:covered-table-cell/>
        </table:table-row>
        <table:table-row>
          <table:table-cell table:style-name="Body.A3" table:number-columns-spanned="3" office:value-type="string">
            <text:p text:style-name="P17">Label: <text:placeholder text:placeholder-type="text">&lt;sample.label&gt;</text:placeholder></text:p>
          </table:table-cell>
          <table:covered-table-cell/>
          <table:covered-table-cell/>
        </table:table-row>
        <table:table-row>
          <table:table-cell table:style-name="Body.A2" table:number-columns-spanned="2" office:value-type="string">
            <text:p text:style-name="P9">Producer company: <text:span text:style-name="T1"><text:placeholder text:placeholder-type="text">&lt;sample.producer&gt;</text:placeholder></text:span></text:p>
          </table:table-cell>
          <table:covered-table-cell/>
          <table:table-cell table:style-name="Body.A2" office:value-type="string">
            <text:p text:style-name="P10">Date: <text:placeholder text:placeholder-type="text">&lt;format_date(sample.date, user.language)&gt;</text:placeholder></text:p>
          </table:table-cell>
        </table:table-row>
        <table:table-row>
          <table:table-cell table:style-name="Body.A2" table:number-columns-spanned="3" office:value-type="string">
            <text:p text:style-name="P9">Product: <text:span text:style-name="T1"><text:placeholder text:placeholder-type="text">&lt;sample.product_type&gt;</text:placeholder></text:span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for each="service in sample.services.values()"&gt;</text:placeholder></text:p>
          </table:table-cell>
          <table:covered-table-cell/>
          <table:covered-table-cell/>
        </table:table-row>
        <table:table-row>
          <table:table-cell table:style-name="Body.A7" office:value-type="string">
            <text:p text:style-name="P12"><text:placeholder text:placeholder-type="text">&lt;service.code&gt;</text:placeholder></text:p>
          </table:table-cell>
          <table:table-cell table:style-name="Body.A7" table:number-columns-spanned="2" office:value-type="string">
            <text:p text:style-name="P13"><text:placeholder text:placeholder-type="text">&lt;service.name&gt;</text:placeholder></text:p>
          </table:table-cell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for each="method in service.methods.values()"&gt;</text:placeholder></text:p>
          </table:table-cell>
          <table:covered-table-cell/>
          <table:covered-table-cell/>
        </table:table-row>
        <table:table-row table:style-name="Body.9">
          <table:table-cell table:style-name="Body.A2" office:value-type="string">
            <text:p text:style-name="P14">Method:</text:p>
          </table:table-cell>
          <table:table-cell table:style-name="Body.B9" table:number-columns-spanned="2" office:value-type="string">
            <text:p text:style-name="P21"><text:placeholder text:placeholder-type="text">&lt;choose test=""&gt;</text:placeholder><text:placeholder text:placeholder-type="text">&lt;when test="method.enac == True"&gt;</text:placeholder>Reputable<text:placeholder text:placeholder-type="text">&lt;/when&gt;</text:placeholder><text:placeholder text:placeholder-type="text">&lt;otherwise test=""&gt;</text:placeholder>Not reputable<text:placeholder text:placeholder-type="text">&lt;/otherwise&gt;</text:placeholder><text:placeholder text:placeholder-type="text">&lt;/choose&gt;</text:placeholder></text:p>
          </table:table-cell>
          <table:covered-table-cell/>
        </table:table-row>
        <table:table-row table:style-name="Body.9">
          <table:table-cell table:style-name="Body.A2" office:value-type="string">
            <text:p text:style-name="P14"/>
          </table:table-cell>
          <table:table-cell table:style-name="Body.B9" table:number-columns-spanned="2" office:value-type="string">
            <text:p text:style-name="P15"><text:placeholder text:placeholder-type="text">&lt;method.method.name&gt;</text:placeholder></text:p>
          </table:table-cell>
          <table:covered-table-cell/>
        </table:table-row>
        <table:table-row>
          <table:table-cell table:style-name="Body.A2" table:number-columns-spanned="3" office:value-type="string">
            <text:p text:style-name="P20"><text:placeholder text:placeholder-type="text">&lt;if test="method.analysis"&gt;</text:placeholder><text:placeholder text:placeholder-type="text">&lt;method.enac_label&gt;</text:placeholder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4"><text:placeholder text:placeholder-type="text">&lt;if test="method.analysis"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9">Analysis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6"><text:placeholder text:placeholder-type="text">&lt;for each="included in method.analysis"&gt;</text:placeholder><text:tab/><text:placeholder text:placeholder-type="text">&lt;'* ' if (method.enac == True and included.acredited == False) else ''&gt;</text:placeholder><text:placeholder text:placeholder-type="text">&lt;included.analysis.description&gt;</text:placeholder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5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Body.A2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8cm" table:align="margins"/>
    </style:style>
    <style:style style:name="Header.A" style:family="table-column">
      <style:table-column-properties style:column-width="6.001cm" style:rel-column-width="21845*"/>
    </style:style>
    <style:style style:name="Header.B" style:family="table-column">
      <style:table-column-properties style:column-width="12cm" style:rel-column-width="43690*"/>
    </style:style>
    <style:style style:name="Header.A1" style:family="table-cell">
      <style:table-cell-properties style:vertical-align="bottom"/>
    </style:style>
    <style:style style:name="Header.B1" style:family="table-cell">
      <style:table-cell-properties style:vertical-align=""/>
    </style:style>
    <style:style style:name="Footer" style:family="table">
      <style:table-properties style:width="18cm" table:align="margins"/>
    </style:style>
    <style:style style:name="Footer.A" style:family="table-column">
      <style:table-column-properties style:column-width="14.6cm" style:rel-column-width="53153*"/>
    </style:style>
    <style:style style:name="Footer.B" style:family="table-column">
      <style:table-column-properties style:column-width="3.401cm" style:rel-column-width="12382*"/>
    </style:style>
    <style:style style:name="MP1" style:family="paragraph" style:parent-style-name="Heading_20_1">
      <style:text-properties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MP3" style:family="paragraph" style:parent-style-name="Table_20_Contents">
      <style:text-properties style:font-name="Liberation Sans1" fo:font-size="9pt" style:font-size-asian="9pt" style:font-size-complex="9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Header.B1" office:value-type="string">
              <text:h text:style-name="MP2" text:outline-level="1">Samples Received for Analysis</text:h>
            </table:table-cell>
          </table:table-row>
        </table:table>
        <text:p text:style-name="Standard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office:value-type="string">
              <text:p text:style-name="MP3"/>
            </table:table-cell>
            <table:table-cell office:value-type="string">
              <text:p text:style-name="MP4"><text:page-number text:select-page="current">2</text:page-number> of <text:page-count>2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0:55:48</meta:creation-date>
    <meta:editing-duration>P0D</meta:editing-duration>
    <meta:editing-cycles>1</meta:editing-cycles>
    <meta:generator>LibreOffice/4.2.8.2$Linux_x86 LibreOffice_project/420m0$Build-2</meta:generator>
    <meta:document-statistic meta:table-count="3" meta:image-count="0" meta:object-count="0" meta:page-count="2" meta:paragraph-count="27" meta:word-count="76" meta:character-count="834" meta:non-whitespace-character-count="785"/>
    <meta:user-defined meta:name="Info 1"/>
    <meta:user-defined meta:name="Info 2"/>
    <meta:user-defined meta:name="Info 3"/>
    <meta:user-defined meta:name="Info 4"/>
  </office:meta>
</office:document-meta>
</file>